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2.39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row table:style-name="ro1">
          <table:table-cell table:style-name="ce1" office:value-type="string" calcext:value-type="string">
            <text:p>Badania</text:p>
          </table:table-cell>
          <table:table-cell table:style-name="ce1" office:value-type="string" calcext:value-type="string">
            <text:p>Grupa</text:p>
          </table:table-cell>
          <table:table-cell table:style-name="ce1" office:value-type="string" calcext:value-type="string">
            <text:p>Ilość</text:p>
          </table:table-cell>
          <table:table-cell table:style-name="ce1" office:value-type="string" calcext:value-type="string">
            <text:p>ID badania</text:p>
          </table:table-cell>
          <table:table-cell table:style-name="ce1" office:value-type="string" calcext:value-type="string">
            <text:p>ID profilu</text:p>
          </table:table-cell>
          <table:table-cell table:style-name="ce1" office:value-type="string" calcext:value-type="string">
            <text:p>Nr proc1</text:p>
          </table:table-cell>
          <table:table-cell table:style-name="ce1" office:value-type="string" calcext:value-type="string">
            <text:p>serwer</text:p>
          </table:table-cell>
        </table:table-row>
        <table:table-row table:style-name="ro1">
          <table:table-cell office:value-type="string" calcext:value-type="string">
            <text:p>ALAT [I17]</text:p>
          </table:table-cell>
          <table:table-cell office:value-type="string" calcext:value-type="string">
            <text:p>BIOCHEMIA</text:p>
          </table:table-cell>
          <table:table-cell office:value-type="float" office:value="2516" calcext:value-type="float">
            <text:p>2516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AT [I17]</text:p>
          </table:table-cell>
          <table:table-cell office:value-type="string" calcext:value-type="string">
            <text:p>PC WĄTROBOWY</text:p>
          </table:table-cell>
          <table:table-cell office:value-type="float" office:value="594" calcext:value-type="float">
            <text:p>594</text:p>
          </table:table-cell>
          <table:table-cell office:value-type="float" office:value="19" calcext:value-type="float">
            <text:p>1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l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AT [I17]</text:p>
          </table:table-cell>
          <table:table-cell office:value-type="string" calcext:value-type="string">
            <text:p>Przegląd Zdrowia - MEDICOVER MAN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l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umina [I09]</text:p>
          </table:table-cell>
          <table:table-cell office:value-type="string" calcext:value-type="string">
            <text:p>Synevo - biochemi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LB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fa-fetoproteina AFP [L07]</text:p>
          </table:table-cell>
          <table:table-cell office:value-type="string" calcext:value-type="string">
            <text:p>Synevo - markery nowotworowe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FP[1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kohol etylowy [P31]</text:p>
          </table:table-cell>
          <table:table-cell office:value-type="string" calcext:value-type="string">
            <text:p>Szpital PRZYSUCHA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LKO-ETY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fetamina w moczu [P07]</text:p>
          </table:table-cell>
          <table:table-cell office:value-type="string" calcext:value-type="string">
            <text:p>Narkotyki w moczu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MFET[m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ylaza [I25]</text:p>
          </table:table-cell>
          <table:table-cell office:value-type="string" calcext:value-type="string">
            <text:p>BIOCHEMIA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mylaza 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ylaza w moczu [I25]</text:p>
          </table:table-cell>
          <table:table-cell office:value-type="string" calcext:value-type="string">
            <text:p>Biochemia mocz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mylaza 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ygen CA 125 [I41]</text:p>
          </table:table-cell>
          <table:table-cell office:value-type="string" calcext:value-type="string">
            <text:p>IMMUNOLOGIA </text:p>
          </table:table-cell>
          <table:table-cell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A 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ygen CA 15-3 [I43]</text:p>
          </table:table-cell>
          <table:table-cell office:value-type="string" calcext:value-type="string">
            <text:p>Synevo - markery nowotworowe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15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ygen CA 19-9 [I45]</text:p>
          </table:table-cell>
          <table:table-cell office:value-type="string" calcext:value-type="string">
            <text:p>IMMUNOLOGIA 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A-19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ygen CA 19-9 [I45]</text:p>
          </table:table-cell>
          <table:table-cell office:value-type="string" calcext:value-type="string">
            <text:p>Synevo - markery nowotworowe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-19-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ntygen HBs [V39]</text:p>
          </table:table-cell>
          <table:table-cell office:value-type="string" calcext:value-type="string">
            <text:p>IMMUNOLOGIA 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NTYGENHB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ntygen HBs [V39]</text:p>
          </table:table-cell>
          <table:table-cell office:value-type="string" calcext:value-type="string">
            <text:p>IMMUNOLOGIA </text:p>
          </table:table-cell>
          <table:table-cell office:value-type="float" office:value="41" calcext:value-type="float">
            <text:p>41</text:p>
          </table:table-cell>
          <table:table-cell office:value-type="float" office:value="323" calcext:value-type="float">
            <text:p>3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NTYGENHB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ygen HBs - test potwierdzenia [V41]</text:p>
          </table:table-cell>
          <table:table-cell office:value-type="string" calcext:value-type="string">
            <text:p>Synevo - infekcje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HBS-P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ygen karcynoembrionalny CEA [I53]</text:p>
          </table:table-cell>
          <table:table-cell office:value-type="string" calcext:value-type="string">
            <text:p>IMMUNOLOGIA </text:p>
          </table:table-cell>
          <table:table-cell office:value-type="float" office:value="40" calcext:value-type="float">
            <text:p>40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ytrombina III [G03]</text:p>
          </table:table-cell>
          <table:table-cell office:value-type="string" calcext:value-type="string">
            <text:p>Synevo - koagulologia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T-I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O (lateks) [U75]</text:p>
          </table:table-cell>
          <table:table-cell office:value-type="string" calcext:value-type="string">
            <text:p>Synevo - biochemia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AT [I19]</text:p>
          </table:table-cell>
          <table:table-cell office:value-type="string" calcext:value-type="string">
            <text:p>Przegląd Zdrowia - MEDICOVER MAN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sp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AT [I19]</text:p>
          </table:table-cell>
          <table:table-cell office:value-type="string" calcext:value-type="string">
            <text:p>BIOCHEMIA</text:p>
          </table:table-cell>
          <table:table-cell office:value-type="float" office:value="2492" calcext:value-type="float">
            <text:p>249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AT [I19]</text:p>
          </table:table-cell>
          <table:table-cell office:value-type="string" calcext:value-type="string">
            <text:p>PC WĄTROBOWY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spA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BADANIE OGÓLNE MOCZU [A01] OSAD AUTOMATYCZNY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BADANIE OGÓLNE MOCZU [A01] OSAD MANUALNIE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M-MANU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. MYK.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ACHWINY, DOŁY PACHOWE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ALUCH STOPY LEWEJ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AZNOKCI I SKÓRY DŁONI LEWEJ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AZNOKCI RĄK</text:p>
          </table:table-cell>
          <table:table-cell office:value-type="string" calcext:value-type="string">
            <text:p>Posiew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AZNOKCI RĄK (2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AZNOKCI STOPY LEWEJ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AZNOKCI STOPY PRAWEJ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AZNOKCI STÓP</text:p>
          </table:table-cell>
          <table:table-cell office:value-type="string" calcext:value-type="string">
            <text:p>Posiew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AZNOKCI STÓP I RĄK</text:p>
          </table:table-cell>
          <table:table-cell office:value-type="string" calcext:value-type="string">
            <text:p>Posiew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AZNOKCI STÓP I SKÓRY STÓP</text:p>
          </table:table-cell>
          <table:table-cell office:value-type="string" calcext:value-type="string">
            <text:p>Posie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AZNOKIEĆ PALCA ŚR. STOPY P.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AZNOKIEĆ STOPY LEWEJ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IERŚ P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ŁYTKA PAZNOKCI STÓP I RĄK </text:p>
          </table:table-cell>
          <table:table-cell office:value-type="string" calcext:value-type="string">
            <text:p>Posie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ŁYTKI PAZNOKCIA</text:p>
          </table:table-cell>
          <table:table-cell office:value-type="string" calcext:value-type="string">
            <text:p>Posie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ŁYTKI PAZNOKCI STÓP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PRZESTRZEŃ MIĘDZYPALCOWA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BIODRA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BRZUCHA I NOGI LEWEJ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DŁONI</text:p>
          </table:table-cell>
          <table:table-cell office:value-type="string" calcext:value-type="string">
            <text:p>Posiew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DŁONI I ŁOKCIA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DŁONI I STOPY</text:p>
          </table:table-cell>
          <table:table-cell office:value-type="string" calcext:value-type="string">
            <text:p>Posie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DŁONI LEWEJ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DŁONI PRAWEJ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GŁOWY</text:p>
          </table:table-cell>
          <table:table-cell office:value-type="string" calcext:value-type="string">
            <text:p>Posiew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GŁOWY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GŁOWY I SZYI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I PAZNOKCIE STÓP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KARKU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KOLANA L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ŁOKCIA LEWEGO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ŁOKCIA PRAWEGO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MAŁŻOWIN USZNYCH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NAD WARGĄ GÓRNĄ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NA CZOLE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OWŁOSIONA GŁ. I SROMU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PACHWIN I WORKA MOSZNO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PLECÓW</text:p>
          </table:table-cell>
          <table:table-cell office:value-type="string" calcext:value-type="string">
            <text:p>Posie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PODUDZI</text:p>
          </table:table-cell>
          <table:table-cell office:value-type="string" calcext:value-type="string">
            <text:p>Posie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PRZEDRAMION</text:p>
          </table:table-cell>
          <table:table-cell office:value-type="string" calcext:value-type="string">
            <text:p>Posie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RAMIENIA P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RAMION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RĄK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RĄK I STÓP</text:p>
          </table:table-cell>
          <table:table-cell office:value-type="string" calcext:value-type="string">
            <text:p>Posie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STOPY</text:p>
          </table:table-cell>
          <table:table-cell office:value-type="string" calcext:value-type="string">
            <text:p>Posiew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STOPY LEWEJ</text:p>
          </table:table-cell>
          <table:table-cell office:value-type="string" calcext:value-type="string">
            <text:p>Posie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STOPY PRAWEJ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STÓP/DŁONI, PAZNOKCIE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SZYI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TUŁOWIA</text:p>
          </table:table-cell>
          <table:table-cell office:value-type="string" calcext:value-type="string">
            <text:p>Posie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TWARZY</text:p>
          </table:table-cell>
          <table:table-cell office:value-type="string" calcext:value-type="string">
            <text:p>Posie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A UD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Y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Y GŁOWY I BRODY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Y I PAZNOKCIA PALUCHA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Y KOLAN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Y OK. PĘPKA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Y PODUDZIA LEWEGO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SKÓRY UCHA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ZESKROBINA SKÓRA OWŁOSIO</text:p>
          </table:table-cell>
          <table:table-cell office:value-type="string" calcext:value-type="string">
            <text:p>Posie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ZESKROBINA Z PAZNOKCI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ZESKROBINY Z PALCÓW RĄK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ZMIANA SKÓRNA STOPY L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ZMIANY MIĘDZY PALCAMI STÓP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ZMIANY SKÓRNE</text:p>
          </table:table-cell>
          <table:table-cell office:value-type="string" calcext:value-type="string">
            <text:p>Posiew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ZMIANY SKÓRNE KĄCIKÓW UST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ZMIANY SKÓRNE NA DŁONIACH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ZMIANY SKÓRNE NA NOGACH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ZMIANY SKÓRNE NA POŚLADKACH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ZMIANY SKÓRNE NA TUŁOWIU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ZMIANY SKÓRNE PALCÓW DŁONI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ZMIANY SKÓRNE PODUDZI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ZMIANY SKÓRNE STÓP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. MYK. - ZMIANY W DOLE PACHOWYM LEWYM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ałko całkowite [I77]</text:p>
          </table:table-cell>
          <table:table-cell office:value-type="string" calcext:value-type="string">
            <text:p>BIOCHEMIA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IAŁK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ałko C-reaktywne CRP [I81]</text:p>
          </table:table-cell>
          <table:table-cell office:value-type="string" calcext:value-type="string">
            <text:p>PR PROFIL 1</text:p>
          </table:table-cell>
          <table:table-cell office:value-type="float" office:value="7" calcext:value-type="float">
            <text:p>7</text:p>
          </table:table-cell>
          <table:table-cell office:value-type="float" office:value="591" calcext:value-type="float">
            <text:p>59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RP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ałko C-reaktywne CRP [I81]</text:p>
          </table:table-cell>
          <table:table-cell office:value-type="string" calcext:value-type="string">
            <text:p>Szpital STARACHOWICE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RP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ałko C-reaktywne CRP [I81]</text:p>
          </table:table-cell>
          <table:table-cell office:value-type="string" calcext:value-type="string">
            <text:p>BIOCHEMIA</text:p>
          </table:table-cell>
          <table:table-cell office:value-type="float" office:value="906" calcext:value-type="float">
            <text:p>906</text:p>
          </table:table-cell>
          <table:table-cell office:value-type="float" office:value="591" calcext:value-type="float">
            <text:p>59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P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ałko w moczu [A07]</text:p>
          </table:table-cell>
          <table:table-cell office:value-type="string" calcext:value-type="string">
            <text:p>Biochemia mocz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IAŁKO[m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irubina bezpośrednia [I87]</text:p>
          </table:table-cell>
          <table:table-cell office:value-type="string" calcext:value-type="string">
            <text:p>Synevo - biochemi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IL-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irubina całkowita [I89]</text:p>
          </table:table-cell>
          <table:table-cell office:value-type="string" calcext:value-type="string">
            <text:p>Synevo - biochemi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ILCAŁ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irubina całkowita [I89]</text:p>
          </table:table-cell>
          <table:table-cell office:value-type="string" calcext:value-type="string">
            <text:p>PC WĄTROBOWY</text:p>
          </table:table-cell>
          <table:table-cell office:value-type="float" office:value="593" calcext:value-type="float">
            <text:p>593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ILCAŁ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irubina całkowita [I89]</text:p>
          </table:table-cell>
          <table:table-cell office:value-type="string" calcext:value-type="string">
            <text:p>BIOCHEMIA</text:p>
          </table:table-cell>
          <table:table-cell office:value-type="float" office:value="564" calcext:value-type="float">
            <text:p>56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ILCAŁ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irubina całkowita [I89]</text:p>
          </table:table-cell>
          <table:table-cell office:value-type="string" calcext:value-type="string">
            <text:p>Przegląd Zdrowia - MEDICOVER MA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ILCAŁ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irubina pośrednia [I91]</text:p>
          </table:table-cell>
          <table:table-cell office:value-type="string" calcext:value-type="string">
            <text:p>Synevo - biochemia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IL-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lorki [I97]</text:p>
          </table:table-cell>
          <table:table-cell office:value-type="string" calcext:value-type="string">
            <text:p>BIOCHEMIA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HLORK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lesterol całkowity [I99]</text:p>
          </table:table-cell>
          <table:table-cell office:value-type="string" calcext:value-type="string">
            <text:p>PC LIPID</text:p>
          </table:table-cell>
          <table:table-cell office:value-type="float" office:value="584" calcext:value-type="float">
            <text:p>584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HOLES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lesterol całkowity [I99]</text:p>
          </table:table-cell>
          <table:table-cell office:value-type="string" calcext:value-type="string">
            <text:p>BIOCHEMIA</text:p>
          </table:table-cell>
          <table:table-cell office:value-type="float" office:value="2219" calcext:value-type="float">
            <text:p>2219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HOLES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lesterol całkowity [I99]</text:p>
          </table:table-cell>
          <table:table-cell office:value-type="string" calcext:value-type="string">
            <text:p>PR PROFIL 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HOLES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lesterol całkowity [I99]</text:p>
          </table:table-cell>
          <table:table-cell office:value-type="string" calcext:value-type="string">
            <text:p>Przegląd Zdrowia - MEDICOVER M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HOLES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lesterol HDL [K01]</text:p>
          </table:table-cell>
          <table:table-cell office:value-type="string" calcext:value-type="string">
            <text:p>Przegląd Zdrowia - MEDICOVER MAN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DL - 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lesterol HDL [K01]</text:p>
          </table:table-cell>
          <table:table-cell office:value-type="string" calcext:value-type="string">
            <text:p>PC LIPID</text:p>
          </table:table-cell>
          <table:table-cell office:value-type="float" office:value="583" calcext:value-type="float">
            <text:p>583</text:p>
          </table:table-cell>
          <table:table-cell office:value-type="float" office:value="11" calcext:value-type="float">
            <text:p>1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DL - 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lesterol HDL [K01]</text:p>
          </table:table-cell>
          <table:table-cell office:value-type="string" calcext:value-type="string">
            <text:p>BIOCHEMIA</text:p>
          </table:table-cell>
          <table:table-cell office:value-type="float" office:value="1133" calcext:value-type="float">
            <text:p>1133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DL - 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lesterol LDL (met. obliczeniowa) [K03]</text:p>
          </table:table-cell>
          <table:table-cell office:value-type="string" calcext:value-type="string">
            <text:p>PC LIPID</text:p>
          </table:table-cell>
          <table:table-cell office:value-type="float" office:value="583" calcext:value-type="float">
            <text:p>583</text:p>
          </table:table-cell>
          <table:table-cell office:value-type="float" office:value="231" calcext:value-type="float">
            <text:p>23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lesterol LDL (met. obliczeniowa) [K03]</text:p>
          </table:table-cell>
          <table:table-cell office:value-type="string" calcext:value-type="string">
            <text:p>Przegląd Zdrowia - MEDICOVER MAN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lesterol LDL (met. obliczeniowa) [K03]</text:p>
          </table:table-cell>
          <table:table-cell office:value-type="string" calcext:value-type="string">
            <text:p>BIOCHEMIA</text:p>
          </table:table-cell>
          <table:table-cell office:value-type="float" office:value="1124" calcext:value-type="float">
            <text:p>1124</text:p>
          </table:table-cell>
          <table:table-cell office:value-type="float" office:value="231" calcext:value-type="float">
            <text:p>2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D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K-MB aktywność</text:p>
          </table:table-cell>
          <table:table-cell office:value-type="string" calcext:value-type="string">
            <text:p>Synevo - immunochemia</text:p>
          </table:table-cell>
          <table:table-cell office:value-type="float" office:value="2" calcext:value-type="float">
            <text:p>2</text:p>
          </table:table-cell>
          <table:table-cell office:value-type="float" office:value="607" calcext:value-type="float">
            <text:p>60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K-MB-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K-MB mass</text:p>
          </table:table-cell>
          <table:table-cell office:value-type="string" calcext:value-type="string">
            <text:p>Synevo - immunochemia</text:p>
          </table:table-cell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K-MB-M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nk w surowicy [K15]</text:p>
          </table:table-cell>
          <table:table-cell office:value-type="string" calcext:value-type="string">
            <text:p>Synevo - pierwiastki</text:p>
          </table:table-cell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Z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as kaolinowo-kefalinowy (APTT) [G11]</text:p>
          </table:table-cell>
          <table:table-cell office:value-type="string" calcext:value-type="string">
            <text:p>UKŁAD KRZEPNIĘCIA</text:p>
          </table:table-cell>
          <table:table-cell office:value-type="float" office:value="179" calcext:value-type="float">
            <text:p>179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T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ynnik reumatoidalny RF (ilościowo) [K21]</text:p>
          </table:table-cell>
          <table:table-cell office:value-type="string" calcext:value-type="string">
            <text:p>BIOCHEMIA</text:p>
          </table:table-cell>
          <table:table-cell office:value-type="float" office:value="197" calcext:value-type="float">
            <text:p>197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F-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-Dimer [G49]</text:p>
          </table:table-cell>
          <table:table-cell office:value-type="string" calcext:value-type="string">
            <text:p>Synevo - koagulologia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-DIMER-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-Dimer [G49]</text:p>
          </table:table-cell>
          <table:table-cell office:value-type="string" calcext:value-type="string">
            <text:p>UKŁAD KRZEPNIĘCIA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-DIMER-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hydrogenaza mleczanowa LDH [K33]</text:p>
          </table:table-cell>
          <table:table-cell office:value-type="string" calcext:value-type="string">
            <text:p>Synevo - biochemia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D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dex folliculorum</text:p>
          </table:table-cell>
          <table:table-cell office:value-type="string" calcext:value-type="string">
            <text:p>Szpital STARACHOWICE</text:p>
          </table:table-cell>
          <table:table-cell office:value-type="float" office:value="25" calcext:value-type="float">
            <text:p>25</text:p>
          </table:table-cell>
          <table:table-cell office:value-type="float" office:value="596" calcext:value-type="float">
            <text:p>59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emod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pełniacz, składowa C3 [K75]</text:p>
          </table:table-cell>
          <table:table-cell office:value-type="string" calcext:value-type="string">
            <text:p>Synevo - immunoglobuliny</text:p>
          </table:table-cell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pełniacz, składowa C4 [K77]</text:p>
          </table:table-cell>
          <table:table-cell office:value-type="string" calcext:value-type="string">
            <text:p>Synevo - immunoglobuliny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staza w moczu</text:p>
          </table:table-cell>
          <table:table-cell office:value-type="string" calcext:value-type="string">
            <text:p>Narkotyki w moczu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KSTAZA[m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radiol [K99]</text:p>
          </table:table-cell>
          <table:table-cell office:value-type="string" calcext:value-type="string">
            <text:p>Synevo - hormony płciowe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STR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ytyna [L05]</text:p>
          </table:table-cell>
          <table:table-cell office:value-type="string" calcext:value-type="string">
            <text:p>Synevo - anemia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ERRYTY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rynogen [G53]</text:p>
          </table:table-cell>
          <table:table-cell office:value-type="string" calcext:value-type="string">
            <text:p>Synevo - koagulologia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FI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sfataza alkaliczna [L11]</text:p>
          </table:table-cell>
          <table:table-cell office:value-type="string" calcext:value-type="string">
            <text:p>BIOCHEMIA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sfataza kwaśna całkowita [L15]</text:p>
          </table:table-cell>
          <table:table-cell office:value-type="string" calcext:value-type="string">
            <text:p>Synevo - immunochemia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sfor [L23]</text:p>
          </table:table-cell>
          <table:table-cell office:value-type="string" calcext:value-type="string">
            <text:p>Synevo - biochemi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osfor 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DŁO - WYMAZ - POSIEW BEZTLENOWY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DŁO - WYMAZ - POSIEW TLENOWY</text:p>
          </table:table-cell>
          <table:table-cell office:value-type="string" calcext:value-type="string">
            <text:p>Posiew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DŁO - WYMAZ - POSIEW TLENOWY (1 x antybiogram)</text:p>
          </table:table-cell>
          <table:table-cell office:value-type="string" calcext:value-type="string">
            <text:p>Posiew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DŁO - WYMAZ - POSIEW TLENOWY (2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DŁO - WYMAZ - POSIEW W KIER. GRZYBÓW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GTP [L31]</text:p>
          </table:table-cell>
          <table:table-cell office:value-type="string" calcext:value-type="string">
            <text:p>BIOCHEMIA</text:p>
          </table:table-cell>
          <table:table-cell office:value-type="float" office:value="1628" calcext:value-type="float">
            <text:p>1628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GT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GTP [L31]</text:p>
          </table:table-cell>
          <table:table-cell office:value-type="string" calcext:value-type="string">
            <text:p>Przegląd Zdrowia - MEDICOVER MA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GGT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Glukoza 2 godz. po posiłku</text:p>
          </table:table-cell>
          <table:table-cell office:value-type="float" office:value="5338" calcext:value-type="float">
            <text:p>53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GLUK.2G.P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Glukoza krzywa [L43]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U KRZYW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koza [L43]</text:p>
          </table:table-cell>
          <table:table-cell office:value-type="string" calcext:value-type="string">
            <text:p>BIOCHEMIA</text:p>
          </table:table-cell>
          <table:table-cell office:value-type="float" office:value="5835" calcext:value-type="float">
            <text:p>583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UKO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koza [L43]</text:p>
          </table:table-cell>
          <table:table-cell office:value-type="string" calcext:value-type="string">
            <text:p>PR PROFIL 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GLUKO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koza [L43]</text:p>
          </table:table-cell>
          <table:table-cell office:value-type="string" calcext:value-type="string">
            <text:p>Przegląd Zdrowia - MEDICOVER M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GLUKO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koza [L43]</text:p>
          </table:table-cell>
          <table:table-cell office:value-type="string" calcext:value-type="string">
            <text:p>Szpital STARACHOWI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GLUKO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Glukoza OGT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LU OGT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lukoza w moczu [A15]</text:p>
          </table:table-cell>
          <table:table-cell office:value-type="string" calcext:value-type="string">
            <text:p>Biochemia mocz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LUKOZA[m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nadotropina kosmówkowa HCG [L47]</text:p>
          </table:table-cell>
          <table:table-cell office:value-type="string" calcext:value-type="string">
            <text:p>IMMUNOLOGIA </text:p>
          </table:table-cell>
          <table:table-cell office:value-type="float" office:value="6" calcext:value-type="float">
            <text:p>6</text:p>
          </table:table-cell>
          <table:table-cell office:value-type="float" office:value="584" calcext:value-type="float">
            <text:p>58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CG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upa krwi </text:p>
          </table:table-cell>
          <table:table-cell office:value-type="string" calcext:value-type="string">
            <text:p>Szpital PRZYSUCHA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GRKRW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rupa krwi potwierdzona</text:p>
          </table:table-cell>
          <table:table-cell office:value-type="string" calcext:value-type="string">
            <text:p>Szpital PRZYSUCHA</text:p>
          </table:table-cell>
          <table:table-cell office:value-type="float" office:value="16" calcext:value-type="float">
            <text:p>16</text:p>
          </table:table-cell>
          <table:table-cell office:value-type="float" office:value="927" calcext:value-type="float">
            <text:p>9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GRKRWI-P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icobacter pylori - antygen w kale [U15]</text:p>
          </table:table-cell>
          <table:table-cell office:value-type="string" calcext:value-type="string">
            <text:p>BAKTERIOLOGIA</text:p>
          </table:table-cell>
          <table:table-cell office:value-type="float" office:value="14" calcext:value-type="float">
            <text:p>14</text:p>
          </table:table-cell>
          <table:table-cell office:value-type="float" office:value="354" calcext:value-type="float">
            <text:p>35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LICO KA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moglobina glikowana HbA1c [L55]</text:p>
          </table:table-cell>
          <table:table-cell office:value-type="string" calcext:value-type="string">
            <text:p>Synevo - cukrzyca</text:p>
          </table:table-cell>
          <table:table-cell office:value-type="float" office:value="497" calcext:value-type="float">
            <text:p>497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bA1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mon folikulotropowy FSH [L65]</text:p>
          </table:table-cell>
          <table:table-cell office:value-type="string" calcext:value-type="string">
            <text:p>Synevo - hormony płciowe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mon luteinizujący LH [L67]</text:p>
          </table:table-cell>
          <table:table-cell office:value-type="string" calcext:value-type="string">
            <text:p>Synevo - hormony płciowe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mon tyreotropowy TSH [L69]</text:p>
          </table:table-cell>
          <table:table-cell office:value-type="string" calcext:value-type="string">
            <text:p>IMMUNOLOGIA </text:p>
          </table:table-cell>
          <table:table-cell office:value-type="float" office:value="1124" calcext:value-type="float">
            <text:p>1124</text:p>
          </table:table-cell>
          <table:table-cell office:value-type="float" office:value="580" calcext:value-type="float">
            <text:p>58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SH-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unoglobulina IgA [L85]</text:p>
          </table:table-cell>
          <table:table-cell office:value-type="string" calcext:value-type="string">
            <text:p>Synevo - immunoglobuliny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g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unoglobulina IgE całkowite [L89]</text:p>
          </table:table-cell>
          <table:table-cell office:value-type="string" calcext:value-type="string">
            <text:p>Synevo - alergologia</text:p>
          </table:table-cell>
          <table:table-cell office:value-type="float" office:value="8" calcext:value-type="float">
            <text:p>8</text:p>
          </table:table-cell>
          <table:table-cell office:value-type="float" office:value="585" calcext:value-type="float">
            <text:p>58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gE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unoglobulina IgG [L93]</text:p>
          </table:table-cell>
          <table:table-cell office:value-type="string" calcext:value-type="string">
            <text:p>Synevo - immunoglobuliny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unoglobulina IgM [L95]</text:p>
          </table:table-cell>
          <table:table-cell office:value-type="string" calcext:value-type="string">
            <text:p>Synevo - immunoglobuliny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g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office:value-type="string" calcext:value-type="string">
            <text:p>UKŁAD KRZEPNIĘCIA</text:p>
          </table:table-cell>
          <table:table-cell office:value-type="float" office:value="885" calcext:value-type="float">
            <text:p>885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ulina [L97]</text:p>
          </table:table-cell>
          <table:table-cell office:value-type="string" calcext:value-type="string">
            <text:p>Synevo - cukrzyca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INSU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Ł CLOSTRIDIUM DIFFICILE (TOKSYNY A/B)</text:p>
          </table:table-cell>
          <table:table-cell office:value-type="string" calcext:value-type="string">
            <text:p>Posie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Ł W KIER. ROTAWIRUSY I ADENOWIRUSY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ł - badanie 1 na krew utajoną [A17]</text:p>
          </table:table-cell>
          <table:table-cell office:value-type="string" calcext:value-type="string">
            <text:p>BAKTERIOLOGIA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K.UTAJ.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Kał - badanie 1 na obecność pasożytów [A21]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K.PAS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ł - badanie 2 na krew utajoną [A17]</text:p>
          </table:table-cell>
          <table:table-cell office:value-type="string" calcext:value-type="string">
            <text:p>BAKTERIOLOGIA</text:p>
          </table:table-cell>
          <table:table-cell office:value-type="float" office:value="4" calcext:value-type="float">
            <text:p>4</text:p>
          </table:table-cell>
          <table:table-cell office:value-type="float" office:value="414" calcext:value-type="float">
            <text:p>41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K.UTAJ.I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Kał - badanie 2 na obecność pasożytów [A21]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K.PAS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Kał - badanie 3 na obecność pasożytów [A21]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K.PAS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Kał - badanie ogóln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KAŁ-OGÓL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Ł - POSIEW OGÓLNY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Ł - POSIEW OGÓLNY (2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Ł - POSIEW W KIER. GRZYBÓW DROŻDŻ. (1 x mykogram)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naza fosfokreatynowa CK [M18]</text:p>
          </table:table-cell>
          <table:table-cell office:value-type="string" calcext:value-type="string">
            <text:p>BIOCHEMIA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P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kaina w moczu</text:p>
          </table:table-cell>
          <table:table-cell office:value-type="string" calcext:value-type="string">
            <text:p>Narkotyki w moczu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KOKAINA[m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rtyzol w surowicy [M31]</text:p>
          </table:table-cell>
          <table:table-cell office:value-type="string" calcext:value-type="string">
            <text:p>Synevo - hormony i metabolity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O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eatynina [M37]</text:p>
          </table:table-cell>
          <table:table-cell office:value-type="string" calcext:value-type="string">
            <text:p>PC NERKOW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KREATYNIN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eatynina [M37]</text:p>
          </table:table-cell>
          <table:table-cell office:value-type="string" calcext:value-type="string">
            <text:p>Przegląd Zdrowia - MEDICOVER 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KREATYNIN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eatynina [M37]</text:p>
          </table:table-cell>
          <table:table-cell office:value-type="string" calcext:value-type="string">
            <text:p>BIOCHEMIA</text:p>
          </table:table-cell>
          <table:table-cell office:value-type="float" office:value="1664" calcext:value-type="float">
            <text:p>166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REATYN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was foliowy [M41]</text:p>
          </table:table-cell>
          <table:table-cell office:value-type="string" calcext:value-type="string">
            <text:p>Synevo - anemia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K-FOLI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was moczowy [M45]</text:p>
          </table:table-cell>
          <table:table-cell office:value-type="string" calcext:value-type="string">
            <text:p>BIOCHEMIA</text:p>
          </table:table-cell>
          <table:table-cell office:value-type="float" office:value="703" calcext:value-type="float">
            <text:p>70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WAS MOCZ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blie - antygen w kale [X13]</text:p>
          </table:table-cell>
          <table:table-cell office:value-type="string" calcext:value-type="string">
            <text:p>BAKTERIOLOGIA</text:p>
          </table:table-cell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ambl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Leukocytoz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EUKOCY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paza [M67]</text:p>
          </table:table-cell>
          <table:table-cell office:value-type="string" calcext:value-type="string">
            <text:p>Synevo - immunochemia</text:p>
          </table:table-cell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IPA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IPIDOG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L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z [M87]</text:p>
          </table:table-cell>
          <table:table-cell office:value-type="string" calcext:value-type="string">
            <text:p>BIOCHEMIA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GN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z [M87]</text:p>
          </table:table-cell>
          <table:table-cell office:value-type="string" calcext:value-type="string">
            <text:p>Synevo - biochemi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AGN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huana w moczu [P13]</text:p>
          </table:table-cell>
          <table:table-cell office:value-type="string" calcext:value-type="string">
            <text:p>Narkotyki w moczu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ARIH[m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roalbumina w moczu</text:p>
          </table:table-cell>
          <table:table-cell office:value-type="string" calcext:value-type="string">
            <text:p>Synevo - inne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ALB[m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EKO MATKI POSIEW TLENOWY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cznik [N13]</text:p>
          </table:table-cell>
          <table:table-cell office:value-type="string" calcext:value-type="string">
            <text:p>BIOCHEMIA</text:p>
          </table:table-cell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CZNI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cznik [N13]</text:p>
          </table:table-cell>
          <table:table-cell office:value-type="string" calcext:value-type="string">
            <text:p>Szpital STARACHOWI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OCZNI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cznik [N13]</text:p>
          </table:table-cell>
          <table:table-cell office:value-type="string" calcext:value-type="string">
            <text:p>PC NERKOWY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OCZNI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CZ - POSIEW TLENOWY</text:p>
          </table:table-cell>
          <table:table-cell office:value-type="string" calcext:value-type="string">
            <text:p>Posiew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CZ - POSIEW TLENOWY (1 x antybiogram)</text:p>
          </table:table-cell>
          <table:table-cell office:value-type="string" calcext:value-type="string">
            <text:p>Posiew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CZ - POSIEW TLENOWY (2 x antybiogram)</text:p>
          </table:table-cell>
          <table:table-cell office:value-type="string" calcext:value-type="string">
            <text:p>Posie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dyfikowany wskaźnik GFR</text:p>
          </table:table-cell>
          <table:table-cell office:value-type="string" calcext:value-type="string">
            <text:p>PC NERKOWY</text:p>
          </table:table-cell>
          <table:table-cell office:value-type="float" office:value="296" calcext:value-type="float">
            <text:p>296</text:p>
          </table:table-cell>
          <table:table-cell office:value-type="float" office:value="458" calcext:value-type="float">
            <text:p>45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GF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yfikowany wskaźnik GFR</text:p>
          </table:table-cell>
          <table:table-cell office:value-type="string" calcext:value-type="string">
            <text:p>BIOCHEMIA</text:p>
          </table:table-cell>
          <table:table-cell office:value-type="float" office:value="610" calcext:value-type="float">
            <text:p>610</text:p>
          </table:table-cell>
          <table:table-cell office:value-type="float" office:value="458" calcext:value-type="float">
            <text:p>45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GF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fina/opiaty w moczu [P68]</text:p>
          </table:table-cell>
          <table:table-cell office:value-type="string" calcext:value-type="string">
            <text:p>Narkotyki w moczu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OR-OPI[m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fologia 5-DIFF [C55]</text:p>
          </table:table-cell>
          <table:table-cell office:value-type="string" calcext:value-type="string">
            <text:p>Szpital STARACHOWICE</text:p>
          </table:table-cell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ORF5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ORFOLOGIA KRWI - 5 DIFF [C55]</text:p>
          </table:table-cell>
          <table:table-cell office:value-type="float" office:value="7205" calcext:value-type="float">
            <text:p>720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ORF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S - WYMAZ - GRZYBY DR.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S - WYMAZ - MRSA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S - WYMAZ - POSIEW BEZTLENOWY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S - WYMAZ - POSIEW TLENOWY</text:p>
          </table:table-cell>
          <table:table-cell office:value-type="string" calcext:value-type="string">
            <text:p>Posie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S - WYMAZ - POSIEW TLENOWY (1 x antybiogram)</text:p>
          </table:table-cell>
          <table:table-cell office:value-type="string" calcext:value-type="string">
            <text:p>Posiew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S - WYMAZ - POSIEW TLENOWY (2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T-proBNP [N24]</text:p>
          </table:table-cell>
          <table:table-cell office:value-type="string" calcext:value-type="string">
            <text:p>IMMUNOLOGIA 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T-proBN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OB [C59]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ena ryzyka nabłonkowego raka jajnika (CA125, HE4)</text:p>
          </table:table-cell>
          <table:table-cell office:value-type="string" calcext:value-type="string">
            <text:p>Synevo - markery nowotworowe</text:p>
          </table:table-cell>
          <table:table-cell office:value-type="float" office:value="3" calcext:value-type="float">
            <text:p>3</text:p>
          </table:table-cell>
          <table:table-cell office:value-type="float" office:value="656" calcext:value-type="float">
            <text:p>65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O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el 2. Inhalacyjny</text:p>
          </table:table-cell>
          <table:table-cell office:value-type="string" calcext:value-type="string">
            <text:p>ALERGIA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anel2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el 3. Pokarmowy</text:p>
          </table:table-cell>
          <table:table-cell office:value-type="string" calcext:value-type="string">
            <text:p>ALERGIA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anel3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thormon PTH [N29]</text:p>
          </table:table-cell>
          <table:table-cell office:value-type="string" calcext:value-type="string">
            <text:p>Synevo - osteoporoza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antyfosfolipidowe IgG</text:p>
          </table:table-cell>
          <table:table-cell office:value-type="string" calcext:value-type="string">
            <text:p>Synevo - autoimmnologia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PA-G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antyfosfolipidowe IgM</text:p>
          </table:table-cell>
          <table:table-cell office:value-type="string" calcext:value-type="string">
            <text:p>Synevo - autoimmnologia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PA-M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antygenom cytoplazmy neutrofilów (pANCA i cANCA)</text:p>
          </table:table-cell>
          <table:table-cell office:value-type="string" calcext:value-type="string">
            <text:p>Synevo - autoimmnologia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białkom bogatym w cytrulinę CCP [N66]</text:p>
          </table:table-cell>
          <table:table-cell office:value-type="string" calcext:value-type="string">
            <text:p>Synevo - autoimmnologia</text:p>
          </table:table-cell>
          <table:table-cell office:value-type="float" office:value="13" calcext:value-type="float">
            <text:p>13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-C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Borrelia IgG [S21]</text:p>
          </table:table-cell>
          <table:table-cell office:value-type="string" calcext:value-type="string">
            <text:p>IMMUNOLOGIA </text:p>
          </table:table-cell>
          <table:table-cell office:value-type="float" office:value="102" calcext:value-type="float">
            <text:p>102</text:p>
          </table:table-cell>
          <table:table-cell office:value-type="float" office:value="443" calcext:value-type="float">
            <text:p>44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OR I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Borrelia IgG, Western blot [S23]</text:p>
          </table:table-cell>
          <table:table-cell office:value-type="string" calcext:value-type="string">
            <text:p>Synevo - infekcje</text:p>
          </table:table-cell>
          <table:table-cell office:value-type="float" office:value="25" calcext:value-type="float">
            <text:p>25</text:p>
          </table:table-cell>
          <table:table-cell office:value-type="float" office:value="445" calcext:value-type="float">
            <text:p>44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OR-GW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Borrelia IgM [S25]</text:p>
          </table:table-cell>
          <table:table-cell office:value-type="string" calcext:value-type="string">
            <text:p>IMMUNOLOGIA </text:p>
          </table:table-cell>
          <table:table-cell office:value-type="float" office:value="103" calcext:value-type="float">
            <text:p>103</text:p>
          </table:table-cell>
          <table:table-cell office:value-type="float" office:value="444" calcext:value-type="float">
            <text:p>44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OR Ig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Borrelia IgM, Westen blot [S27]</text:p>
          </table:table-cell>
          <table:table-cell office:value-type="string" calcext:value-type="string">
            <text:p>Synevo - infekcje</text:p>
          </table:table-cell>
          <table:table-cell office:value-type="float" office:value="18" calcext:value-type="float">
            <text:p>18</text:p>
          </table:table-cell>
          <table:table-cell office:value-type="float" office:value="446" calcext:value-type="float">
            <text:p>44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OR-MW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Cytomegalovirus (CMV) IgG [F19]</text:p>
          </table:table-cell>
          <table:table-cell office:value-type="string" calcext:value-type="string">
            <text:p>Synevo - infekcje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MV-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Cytomegalovirus (CMV) IgM [F23]</text:p>
          </table:table-cell>
          <table:table-cell office:value-type="string" calcext:value-type="string">
            <text:p>Synevo - infekcj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MV-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endomysium IgA</text:p>
          </table:table-cell>
          <table:table-cell office:value-type="string" calcext:value-type="string">
            <text:p>Synevo - autoimmnologia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MA-AI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endomysium IgG</text:p>
          </table:table-cell>
          <table:table-cell office:value-type="string" calcext:value-type="string">
            <text:p>Synevo - autoimmnologia</text:p>
          </table:table-cell>
          <table:table-cell office:value-type="float" office:value="15" calcext:value-type="float">
            <text:p>15</text:p>
          </table:table-cell>
          <table:table-cell office:value-type="float" office:value="331" calcext:value-type="float">
            <text:p>33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MA-GI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gliadinie AGA IgA [N83]</text:p>
          </table:table-cell>
          <table:table-cell office:value-type="string" calcext:value-type="string">
            <text:p>Synevo - autoimmnologia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GA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gliadinie AGA IgG [N81]</text:p>
          </table:table-cell>
          <table:table-cell office:value-type="string" calcext:value-type="string">
            <text:p>Synevo - autoimmnologia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GA-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granulocytarne p-ANCA (MPO)</text:p>
          </table:table-cell>
          <table:table-cell office:value-type="string" calcext:value-type="string">
            <text:p>Synevo - autoimmnologia</text:p>
          </table:table-cell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AN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HBs [V42]</text:p>
          </table:table-cell>
          <table:table-cell office:value-type="string" calcext:value-type="string">
            <text:p>Synevo - infekcje</text:p>
          </table:table-cell>
          <table:table-cell office:value-type="float" office:value="41" calcext:value-type="float">
            <text:p>41</text:p>
          </table:table-cell>
          <table:table-cell office:value-type="float" office:value="588" calcext:value-type="float">
            <text:p>58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HBS T 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HCV [V48]</text:p>
          </table:table-cell>
          <table:table-cell office:value-type="string" calcext:value-type="string">
            <text:p>IMMUNOLOGIA 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HC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HCV [V48]</text:p>
          </table:table-cell>
          <table:table-cell office:value-type="string" calcext:value-type="string">
            <text:p>Synevo - infekcje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HC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Helicobacter pylori IgG [U10]</text:p>
          </table:table-cell>
          <table:table-cell office:value-type="string" calcext:value-type="string">
            <text:p>IMMUNOLOGIA </text:p>
          </table:table-cell>
          <table:table-cell office:value-type="float" office:value="35" calcext:value-type="float">
            <text:p>35</text:p>
          </table:table-cell>
          <table:table-cell office:value-type="float" office:value="589" calcext:value-type="float">
            <text:p>58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ELIC.PYL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HIV 1/HIV 2 [F91]</text:p>
          </table:table-cell>
          <table:table-cell office:value-type="string" calcext:value-type="string">
            <text:p>IMMUNOLOGIA 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HIV 1/HIV 2 [F91]</text:p>
          </table:table-cell>
          <table:table-cell office:value-type="string" calcext:value-type="string">
            <text:p>Synevo - infekcje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HI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jądrowe ANA3 [O21] (immunoblot)</text:p>
          </table:table-cell>
          <table:table-cell office:value-type="string" calcext:value-type="string">
            <text:p>Synevo - autoimmnologia</text:p>
          </table:table-cell>
          <table:table-cell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A3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jądrowe ANA [O21]</text:p>
          </table:table-cell>
          <table:table-cell office:value-type="string" calcext:value-type="string">
            <text:p>Synevo - autoimmnologia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jądrowe i p/cytoplazmatyczne ANA1</text:p>
          </table:table-cell>
          <table:table-cell office:value-type="string" calcext:value-type="string">
            <text:p>Synevo - autoimmnologia</text:p>
          </table:table-cell>
          <table:table-cell office:value-type="float" office:value="14" calcext:value-type="float">
            <text:p>14</text:p>
          </table:table-cell>
          <table:table-cell office:value-type="float" office:value="424" calcext:value-type="float">
            <text:p>42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jądrowe, p/jąderkowe i p/cytoplazmatyczne ANA2</text:p>
          </table:table-cell>
          <table:table-cell office:value-type="string" calcext:value-type="string">
            <text:p>Synevo - autoimmnologia</text:p>
          </table:table-cell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komórkom mięśni gładkich SMA [N91]</text:p>
          </table:table-cell>
          <table:table-cell office:value-type="string" calcext:value-type="string">
            <text:p>Synevo - autoimmnologia</text:p>
          </table:table-cell>
          <table:table-cell office:value-type="float" office:value="2" calcext:value-type="float">
            <text:p>2</text:p>
          </table:table-cell>
          <table:table-cell office:value-type="float" office:value="417" calcext:value-type="float">
            <text:p>41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mitochondrialne AMA</text:p>
          </table:table-cell>
          <table:table-cell office:value-type="string" calcext:value-type="string">
            <text:p>Synevo - autoimmnologia</text:p>
          </table:table-cell>
          <table:table-cell office:value-type="float" office:value="2" calcext:value-type="float">
            <text:p>2</text:p>
          </table:table-cell>
          <table:table-cell office:value-type="float" office:value="416" calcext:value-type="float">
            <text:p>41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peroksydazie tarczycowej TPO [O09]</text:p>
          </table:table-cell>
          <table:table-cell office:value-type="string" calcext:value-type="string">
            <text:p>Synevo - tarczyca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TPO[1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receptorom TSH (TRAb)</text:p>
          </table:table-cell>
          <table:table-cell office:value-type="string" calcext:value-type="string">
            <text:p>Synevo - tarczyca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T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retikulinie IgA</text:p>
          </table:table-cell>
          <table:table-cell office:value-type="string" calcext:value-type="string">
            <text:p>Synevo - autoimmnologia</text:p>
          </table:table-cell>
          <table:table-cell office:value-type="float" office:value="14" calcext:value-type="float">
            <text:p>14</text:p>
          </table:table-cell>
          <table:table-cell office:value-type="float" office:value="406" calcext:value-type="float">
            <text:p>40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RA-A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retikulinie IgG</text:p>
          </table:table-cell>
          <table:table-cell office:value-type="string" calcext:value-type="string">
            <text:p>Synevo - autoimmnologia</text:p>
          </table:table-cell>
          <table:table-cell office:value-type="float" office:value="14" calcext:value-type="float">
            <text:p>14</text:p>
          </table:table-cell>
          <table:table-cell office:value-type="float" office:value="407" calcext:value-type="float">
            <text:p>40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RA-G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tkankowej transglutaminazie (TGA) IgA</text:p>
          </table:table-cell>
          <table:table-cell office:value-type="string" calcext:value-type="string">
            <text:p>Synevo - autoimmnologia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TTG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tkankowej transglutaminazie (TGA) IgG</text:p>
          </table:table-cell>
          <table:table-cell office:value-type="string" calcext:value-type="string">
            <text:p>Synevo - autoimmnologia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TTG-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Toxoplasma gondii IgG [X41]</text:p>
          </table:table-cell>
          <table:table-cell office:value-type="string" calcext:value-type="string">
            <text:p>IMMUNOLOGIA 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OXO IgG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Toxoplasma gondii IgM [X45]</text:p>
          </table:table-cell>
          <table:table-cell office:value-type="string" calcext:value-type="string">
            <text:p>IMMUNOLOGIA </text:p>
          </table:table-cell>
          <table:table-cell office:value-type="float" office:value="30" calcext:value-type="float">
            <text:p>30</text:p>
          </table:table-cell>
          <table:table-cell office:value-type="float" office:value="583" calcext:value-type="float">
            <text:p>58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OXO IgM 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Toxoplasma gondii IgM [X45]</text:p>
          </table:table-cell>
          <table:table-cell office:value-type="string" calcext:value-type="string">
            <text:p>Synevo - infekcje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TX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ciała p/tyreoglobulinie TG [O18]</text:p>
          </table:table-cell>
          <table:table-cell office:value-type="string" calcext:value-type="string">
            <text:p>Synevo - tarczyca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TG[1]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-ciała p/wirusowi różyczki IgG [V19]</text:p>
          </table:table-cell>
          <table:table-cell office:value-type="string" calcext:value-type="string">
            <text:p>IMMUNOLOGIA </text:p>
          </table:table-cell>
          <table:table-cell office:value-type="float" office:value="21" calcext:value-type="float">
            <text:p>21</text:p>
          </table:table-cell>
          <table:table-cell office:value-type="float" office:value="312" calcext:value-type="float">
            <text:p>31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ÓŻYCZKA G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-ciała p/wirusowi różyczki IgM [V23]</text:p>
          </table:table-cell>
          <table:table-cell office:value-type="string" calcext:value-type="string">
            <text:p>IMMUNOLOGIA </text:p>
          </table:table-cell>
          <table:table-cell office:value-type="float" office:value="3" calcext:value-type="float">
            <text:p>3</text:p>
          </table:table-cell>
          <table:table-cell office:value-type="float" office:value="313" calcext:value-type="float">
            <text:p>31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ÓŻYCZKA 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ptyd C [N33]</text:p>
          </table:table-cell>
          <table:table-cell office:value-type="string" calcext:value-type="string">
            <text:p>Synevo - cukrzyca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EP-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Płytki krwi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Płytki krwi z krwi cytrynianowej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LT-CY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CHWA I ODBYT - WYMAZ - GBS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CHWA I ODBYT - WYMAZ - GBS, MRSA</text:p>
          </table:table-cell>
          <table:table-cell office:value-type="string" calcext:value-type="string">
            <text:p>Posiew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CHWA I ODBYT - WYMAZ - GBS, MRSA (1 x antybiogram)</text:p>
          </table:table-cell>
          <table:table-cell office:value-type="string" calcext:value-type="string">
            <text:p>Posie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CHWA - WYMAZ (2 x antybiogram)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CHWA - WYMAZ - GBS, MRSA</text:p>
          </table:table-cell>
          <table:table-cell office:value-type="string" calcext:value-type="string">
            <text:p>Posie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SIEW ROPY Z RANY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SIEW ROPY Z RANY (1 x antybiogram)</text:p>
          </table:table-cell>
          <table:table-cell office:value-type="string" calcext:value-type="string">
            <text:p>Posiew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SIEW ROPY Z RANY (2 x antybiogram)</text:p>
          </table:table-cell>
          <table:table-cell office:value-type="string" calcext:value-type="string">
            <text:p>Posiew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SIEW ROPY Z RANY (3 x antybiogram)</text:p>
          </table:table-cell>
          <table:table-cell office:value-type="string" calcext:value-type="string">
            <text:p>Posiew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SIEW ROPY Z RANY (4 x antybiogram)</text:p>
          </table:table-cell>
          <table:table-cell office:value-type="string" calcext:value-type="string">
            <text:p>Posie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SIEW W KIER. KPC,MBL,OXA-48,VRE,MRSA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SIEW ZMIAN SKÓRNYCH KIKUTA LEWEGO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tas [N45]</text:p>
          </table:table-cell>
          <table:table-cell office:value-type="string" calcext:value-type="string">
            <text:p>Przegląd Zdrowia - MEDICOVER MAN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O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as [N45]</text:p>
          </table:table-cell>
          <table:table-cell office:value-type="string" calcext:value-type="string">
            <text:p>BIOCHEMIA</text:p>
          </table:table-cell>
          <table:table-cell office:value-type="float" office:value="1434" calcext:value-type="float">
            <text:p>1434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O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esteron [N55]</text:p>
          </table:table-cell>
          <table:table-cell office:value-type="string" calcext:value-type="string">
            <text:p>Synevo - hormony płciowe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G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kalcytonina [N58]</text:p>
          </table:table-cell>
          <table:table-cell office:value-type="string" calcext:value-type="string">
            <text:p>Szpital STARACHOWICE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laktyna [N59]</text:p>
          </table:table-cell>
          <table:table-cell office:value-type="string" calcext:value-type="string">
            <text:p>Synevo - hormony płciowe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teinogram</text:p>
          </table:table-cell>
          <table:table-cell office:value-type="string" calcext:value-type="string">
            <text:p>Synevo - proteinogram/immunofiksacja</text:p>
          </table:table-cell>
          <table:table-cell office:value-type="float" office:value="22" calcext:value-type="float">
            <text:p>22</text:p>
          </table:table-cell>
          <table:table-cell office:value-type="float" office:value="342" calcext:value-type="float">
            <text:p>34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PR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zeciwciała odpornościowe (COOMBS)</text:p>
          </table:table-cell>
          <table:table-cell office:value-type="string" calcext:value-type="string">
            <text:p>Szpital PRZYSUCHA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CIAŁA-O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A całkowite [I61]</text:p>
          </table:table-cell>
          <table:table-cell office:value-type="string" calcext:value-type="string">
            <text:p>IMMUNOLOGIA 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PSA-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A całkowite [I61]</text:p>
          </table:table-cell>
          <table:table-cell office:value-type="string" calcext:value-type="string">
            <text:p>Synevo - markery nowotworowe</text:p>
          </table:table-cell>
          <table:table-cell office:value-type="float" office:value="3" calcext:value-type="float">
            <text:p>3</text:p>
          </table:table-cell>
          <table:table-cell office:value-type="float" office:value="579" calcext:value-type="float">
            <text:p>57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TP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A wolne [I63]</text:p>
          </table:table-cell>
          <table:table-cell office:value-type="string" calcext:value-type="string">
            <text:p>Synevo - markery nowotworowe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P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A wskażnik (PSA-wolne/PSA-całkowite)</text:p>
          </table:table-cell>
          <table:table-cell office:value-type="string" calcext:value-type="string">
            <text:p>Synevo - markery nowotworowe</text:p>
          </table:table-cell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PSA-W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RETIKULOCY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PA Z RANY - POSIEW</text:p>
          </table:table-cell>
          <table:table-cell office:value-type="string" calcext:value-type="string">
            <text:p>Posie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PA Z RANY - POSIEW (1 x antybiogram)</text:p>
          </table:table-cell>
          <table:table-cell office:value-type="string" calcext:value-type="string">
            <text:p>Posiew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PA Z RANY - POSIEW (2 x antybiogram)</text:p>
          </table:table-cell>
          <table:table-cell office:value-type="string" calcext:value-type="string">
            <text:p>Posiew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PA Z RANY - POSIEW (3 x antybiogram)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PA - POSIEW BEZTLENOWY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PA - POSIEW TLENOWY (1 x antybiogram)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PA - POSIEW TLENOWY (2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ROTA i ADENOWIRUS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OTA-ADE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ROZMAZ - MORFOLOGIA KRWI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OZMA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omukoid [N26]</text:p>
          </table:table-cell>
          <table:table-cell office:value-type="string" calcext:value-type="string">
            <text:p>Synevo - serologia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ROM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ód [O35]</text:p>
          </table:table-cell>
          <table:table-cell office:value-type="string" calcext:value-type="string">
            <text:p>Przegląd Zdrowia - MEDICOVER MAN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ó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ód [O35]</text:p>
          </table:table-cell>
          <table:table-cell office:value-type="string" calcext:value-type="string">
            <text:p>BIOCHEMIA</text:p>
          </table:table-cell>
          <table:table-cell office:value-type="float" office:value="1275" calcext:value-type="float">
            <text:p>1275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ó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osteron [O41]</text:p>
          </table:table-cell>
          <table:table-cell office:value-type="string" calcext:value-type="string">
            <text:p>Synevo - hormony płciowe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 Walery ego Rosego</text:p>
          </table:table-cell>
          <table:table-cell office:value-type="string" calcext:value-type="string">
            <text:p>BIOCHEMIA</text:p>
          </table:table-cell>
          <table:table-cell office:value-type="float" office:value="8" calcext:value-type="float">
            <text:p>8</text:p>
          </table:table-cell>
          <table:table-cell office:value-type="float" office:value="235" calcext:value-type="float">
            <text:p>2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AL-R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BC/UIBC - Zdolność wiązania żelaza [O93]</text:p>
          </table:table-cell>
          <table:table-cell office:value-type="string" calcext:value-type="string">
            <text:p>Synevo - pierwiastki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I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yna [O43]</text:p>
          </table:table-cell>
          <table:table-cell office:value-type="string" calcext:value-type="string">
            <text:p>Synevo - anemia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R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jodotyronina wolna FT3 [O55]</text:p>
          </table:table-cell>
          <table:table-cell office:value-type="string" calcext:value-type="string">
            <text:p>IMMUNOLOGIA </text:p>
          </table:table-cell>
          <table:table-cell office:value-type="float" office:value="65" calcext:value-type="float">
            <text:p>65</text:p>
          </table:table-cell>
          <table:table-cell office:value-type="float" office:value="593" calcext:value-type="float">
            <text:p>59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FT3-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ponina I [O59]</text:p>
          </table:table-cell>
          <table:table-cell office:value-type="string" calcext:value-type="string">
            <text:p>TROPONINA</text:p>
          </table:table-cell>
          <table:table-cell office:value-type="float" office:value="17" calcext:value-type="float">
            <text:p>17</text:p>
          </table:table-cell>
          <table:table-cell office:value-type="float" office:value="601" calcext:value-type="float">
            <text:p>6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ropon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ponina I [O59]</text:p>
          </table:table-cell>
          <table:table-cell office:value-type="string" calcext:value-type="string">
            <text:p>Synevo - immunochemia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ropon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ójglicerydy [O49]</text:p>
          </table:table-cell>
          <table:table-cell office:value-type="string" calcext:value-type="string">
            <text:p>BIOCHEMIA</text:p>
          </table:table-cell>
          <table:table-cell office:value-type="float" office:value="1290" calcext:value-type="float">
            <text:p>129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ójglicerydy [O49]</text:p>
          </table:table-cell>
          <table:table-cell office:value-type="string" calcext:value-type="string">
            <text:p>Przegląd Zdrowia - MEDICOVER MA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ójglicerydy [O49]</text:p>
          </table:table-cell>
          <table:table-cell office:value-type="string" calcext:value-type="string">
            <text:p>PC LIPID</text:p>
          </table:table-cell>
          <table:table-cell office:value-type="float" office:value="583" calcext:value-type="float">
            <text:p>583</text:p>
          </table:table-cell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reoglobulina TG [O65]</text:p>
          </table:table-cell>
          <table:table-cell office:value-type="string" calcext:value-type="string">
            <text:p>Synevo - tarczyca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YRGLO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roksyna wolna FT4 [O69]</text:p>
          </table:table-cell>
          <table:table-cell office:value-type="string" calcext:value-type="string">
            <text:p>IMMUNOLOGIA </text:p>
          </table:table-cell>
          <table:table-cell office:value-type="float" office:value="119" calcext:value-type="float">
            <text:p>119</text:p>
          </table:table-cell>
          <table:table-cell office:value-type="float" office:value="594" calcext:value-type="float">
            <text:p>59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FT4-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pń całkowity [O77]</text:p>
          </table:table-cell>
          <table:table-cell office:value-type="string" calcext:value-type="string">
            <text:p>BIOCHEMIA</text:p>
          </table:table-cell>
          <table:table-cell office:value-type="float" office:value="305" calcext:value-type="float">
            <text:p>305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AP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rus HPV</text:p>
          </table:table-cell>
          <table:table-cell office:value-type="string" calcext:value-type="string">
            <text:p>Synevo - inne</text:p>
          </table:table-cell>
          <table:table-cell office:value-type="float" office:value="2" calcext:value-type="float">
            <text:p>2</text:p>
          </table:table-cell>
          <table:table-cell office:value-type="float" office:value="1019" calcext:value-type="float">
            <text:p>101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vhp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tamina B12 [O83]</text:p>
          </table:table-cell>
          <table:table-cell office:value-type="string" calcext:value-type="string">
            <text:p>Synevo - witaminy</text:p>
          </table:table-cell>
          <table:table-cell office:value-type="float" office:value="30" calcext:value-type="float">
            <text:p>30</text:p>
          </table:table-cell>
          <table:table-cell office:value-type="float" office:value="310" calcext:value-type="float">
            <text:p>31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IT-B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tamina D3 metabolit 25 OH [O91]</text:p>
          </table:table-cell>
          <table:table-cell office:value-type="string" calcext:value-type="string">
            <text:p>IMMUNOLOGIA </text:p>
          </table:table-cell>
          <table:table-cell office:value-type="float" office:value="234" calcext:value-type="float">
            <text:p>234</text:p>
          </table:table-cell>
          <table:table-cell office:value-type="float" office:value="492" calcext:value-type="float">
            <text:p>49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it.D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tamina D3 metabolit 25 OH [O91]</text:p>
          </table:table-cell>
          <table:table-cell office:value-type="string" calcext:value-type="string">
            <text:p>Synevo - witaminy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it.D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 - Odczyn Wassermana (lateks) [U79]</text:p>
          </table:table-cell>
          <table:table-cell office:value-type="string" calcext:value-type="string">
            <text:p>Synevo - biochemia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 - Odczyn Wassermana (lateks) [U79]</text:p>
          </table:table-cell>
          <table:table-cell office:value-type="string" calcext:value-type="string">
            <text:p>BIOCHEMIA</text:p>
          </table:table-cell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skaźnik protrombinowy [G21]</text:p>
          </table:table-cell>
          <table:table-cell office:value-type="string" calcext:value-type="string">
            <text:p>UKŁAD KRZEPNIĘCIA</text:p>
          </table:table-cell>
          <table:table-cell office:value-type="float" office:value="885" calcext:value-type="float">
            <text:p>885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SK.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YMAZ SPOD PAZNOKCIA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E SKÓRY DŁONI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E SKÓRY GŁOWY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E SKÓRY PLECÓW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E SKÓRY PODUDZIA P (2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E SKÓRY STÓP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E SKÓRY STÓP I PAZNOKCI STÓP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E ZMIAN SKÓRNYCH NA TWARZY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JĘZYKA - POSIEW TLENOWY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KROSTY- POSIEW TLENOWY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KROST ROPNYCH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KROST ROPNYCH (2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KROST ROPNYCH (3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NADŻERKI NA SKÓRZE PLECÓW (2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OWRZODZENIA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OWRZODZENIA (2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OWRZODZENIA (3 x antybiogram)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OWRZODZENIA (4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YMAZ Z OWRZODZENIA NA PRZEDRAMIENIU L.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OWRZODZENIA PODUDZI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OWRZODZENIA PODUDZIA (3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YMAZ Z OWRZODZENIA PODUDZIA LEWEGO (1 x antybiogram)</text:p>
          </table:table-cell>
          <table:table-cell office:value-type="string" calcext:value-type="string">
            <text:p>Posie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YMAZ Z OWRZODZENIA PODUDZIA LEWEGO (2 x antybiogram)</text:p>
          </table:table-cell>
          <table:table-cell office:value-type="string" calcext:value-type="string">
            <text:p>Posie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YMAZ Z OWRZODZENIA PODUDZIA LEWEGO (3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OWRZODZENIA PODUDZIA PRAWEGO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YMAZ Z OWRZODZENIA PODUDZIA PRAWEGO (2 x antybiogram)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YMAZ Z OWRZODZENIA PODUDZIA PRAWEGO (3 x antybiogram)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OWRZODZENIA PODUDZI (2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OWRZODZENIA PODUDZI (4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YMAZ Z OWRZODZENIA POSIEW W K. GRZYBÓW (1 x myk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PALCA I STOPY LEWEJ (3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PAZNOKCIA NOGA PRAWA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POUDZIA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RANY (1 x antybiogram)</text:p>
          </table:table-cell>
          <table:table-cell office:value-type="string" calcext:value-type="string">
            <text:p>Posie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RANY (2 x antybiogram)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RANY (3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RANY (4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RANY POSIEW TLENOWY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RANY - POSIEW TLENOWY (2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ROPNIA - POSIEW TLENOWY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RZĘS I SKÓRY POSIEW TLENOWY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UCHA LEWEGO - TLENOWY (2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UCHA PRAWEGO - TLENOWY (1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UCHA PRAWEGO - TLENOWY (2 x antybiogram)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MAZ Z UCHA - POSIEW TLENOWY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Żelazo [O95]</text:p>
          </table:table-cell>
          <table:table-cell office:value-type="string" calcext:value-type="string">
            <text:p>BIOCHEMIA</text:p>
          </table:table-cell>
          <table:table-cell office:value-type="float" office:value="459" calcext:value-type="float">
            <text:p>459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ŻELA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Żelazo [O95]</text:p>
          </table:table-cell>
          <table:table-cell office:value-type="string" calcext:value-type="string">
            <text:p>PR PROFIL 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ŻELA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Żelazo [O95]</text:p>
          </table:table-cell>
          <table:table-cell office:value-type="string" calcext:value-type="string">
            <text:p>Synevo - pierwiastki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ŻELAZO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7:32:15.685917925</meta:creation-date>
    <dc:date>2020-05-05T17:33:24.774718741</dc:date>
    <meta:editing-duration>PT1M12S</meta:editing-duration>
    <meta:editing-cycles>1</meta:editing-cycles>
    <meta:document-statistic meta:table-count="1" meta:cell-count="2562" meta:object-count="0"/>
    <meta:generator>LibreOffice/6.1.5.2$Linux_X86_64 LibreOffice_project/10$Build-2</meta:generator>
  </office:meta>
</office:document-meta>
</file>